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FEED UNITS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CHUCK TEET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CODER TEETH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CODER STEP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Z INVERT DIREC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 MOTOR TEET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 LEAD SCREW TEET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 LEAD SCREW TYPE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Z LEAD SCREW PIT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 DRIVER PUL/REV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X INVERT DIREC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X MOTOR TEET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 LEAD SCREW TEET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X LEAD SCREW TYPE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X LEAD SCREW P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DRIVER PUL/REV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Z TRAVEL SPE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 ACCELERA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 BACKLASH (mm)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string" calcext:value-type="string">
            <text:p>X TRAVEL SPE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ACCELERA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 BACKLASH (mm)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Z ONE TU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ONE TU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4.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13T18:40:31.534000000</meta:creation-date>
    <dc:date>2024-08-13T18:49:00.780000000</dc:date>
    <meta:editing-duration>PT8M29S</meta:editing-duration>
    <meta:editing-cycles>1</meta:editing-cycles>
    <meta:document-statistic meta:table-count="1" meta:cell-count="52" meta:object-count="0"/>
    <meta:generator>LibreOffice/6.4.3.2$Windows_X86_64 LibreOffice_project/747b5d0ebf89f41c860ec2a39efd7cb15b54f2d8</meta:generator>
  </office:meta>
</office:document-meta>
</file>